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Text_20_body">
      <style:paragraph-properties fo:margin-left="2cm" fo:margin-right="0cm" fo:text-indent="0cm" style:auto-text-indent="false"/>
    </style:style>
    <style:style style:name="P4" style:family="paragraph" style:parent-style-name="Preformatted_20_Text">
      <style:paragraph-properties>
        <style:tab-stops>
          <style:tab-stop style:position="13.123cm"/>
        </style:tab-stops>
      </style:paragraph-properties>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paragraph-properties fo:line-height="100%"/>
    </style:style>
    <style:style style:name="P9" style:family="paragraph" style:parent-style-name="Text_20_body" style:list-style-name="L3"/>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P1"/>
      <text:p text:style-name="P1"/>
      <text:p text:style-name="P1"><draw:frame draw:style-name="fr1" draw:name="Grafik1" text:anchor-type="paragraph" svg:width="7.001cm" svg:height="4.03cm" draw:z-index="0"><draw:image xlink:href="Pictures/200000020000026800000163E213240E.eps" xlink:type="simple" xlink:show="embed" xlink:actuate="onLoad"/></draw:frame></text:p>
      <text:p text:style-name="P1"/>
      <text:p text:style-name="P1"/>
      <text:p text:style-name="Text_20_body"/>
      <text:p text:style-name="P5">This quick start includes:</text:p>
      <text:list xml:id="list112589127" text:style-name="L1">
        <text:list-item>
          <text:p text:style-name="P6">how to install tntnet</text:p>
        </text:list-item>
        <text:list-item>
          <text:p text:style-name="P6">build and run your first application</text:p>
        </text:list-item>
        <text:list-item>
          <text:p text:style-name="P6">explanation of this first application</text:p>
        </text:list-item>
        <text:list-item>
          <text:p text:style-name="P6">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2.0.tar.gz</text:p>
      <text:p text:style-name="Preformatted_20_Text">cd cxxtools-2.0</text:p>
      <text:p text:style-name="Preformatted_20_Text">./configure</text:p>
      <text:p text:style-name="Preformatted_20_Text">make</text:p>
      <text:p text:style-name="P2">su -c 'make install'</text:p>
      <text:p text:style-name="Text_20_body">Same installation-procedure with tntnet. Install it with:</text:p>
      <text:p text:style-name="Preformatted_20_Text">tar xzf tntnet-2.0.tar.gz</text:p>
      <text:p text:style-name="Preformatted_20_Text">cd tntnet-2.0</text:p>
      <text:p text:style-name="Preformatted_20_Text">./configure</text:p>
      <text:p text:style-name="Preformatted_20_Text">make</text:p>
      <text:p text:style-name="P2">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3">tntnet-config --project=myfirstproject</text:p>
      <text:p text:style-name="Text_20_body">This creates:</text:p>
      <text:list xml:id="list1483318891" text:style-name="L2">
        <text:list-item>
          <text:p text:style-name="P7">a directory “myfirstproject”</text:p>
        </text:list-item>
        <text:list-item>
          <text:p text:style-name="P7">a source-file “myfirstproject.ecpp” containing your application </text:p>
        </text:list-item>
        <text:list-item>
          <text:p text:style-name="P7">a configurationfile “tntnet.conf”</text:p>
        </text:list-item>
        <text:list-item>
          <text:p text:style-name="P7"><text:soft-page-break/>a property-file for logging-configuration “tntnet.properties”</text:p>
        </text:list-item>
        <text:list-item>
          <text:p text:style-name="P8">a Makefile</text:p>
        </text:list-item>
      </text:list>
      <text:p text:style-name="Text_20_body">To build the application change to the new directory and execute „make“.</text:p>
      <text:p text:style-name="Text_20_body">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6">http-error 404 – not found“</text:span>. “<text:span text:style-name="T2">MapUrl</text:span>” maps the url - which is sent from a webbrowser - to a tntnet-component. A component is the piece of code, which is normally generated by the ecpp-compiler (<text:span text:style-name="T6">ecppc</text:span>). </text:p>
      <text:p text:style-name="Text_20_body"><text:soft-page-break/>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5">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Text_20_body"/>
      <text:p text:style-name="Text_20_body">Next we compile the modified webpage including the picture and link everything together. We need to tell the ecpp-compiler (<text:span text:style-name="T6">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2">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text:soft-page-break/>Before tntnet is started it is necessary to extend our configuration. Tntnet needs to know, that “picture.jpg” is found in the shared library “myfirstproject.so”. Our new <text:span text:style-name="T6">tntnet.conf</text:span> looks like this:</text:p>
      <text:p text:style-name="Preformatted_20_Text">MapUrl /myfirstproject.html <text:s text:c="3"/>myfirstproject@myfirstproject </text:p>
      <text:p text:style-name="Preformatted_20_Text">MapUrl /picture.jpg <text:s text:c="3"/>picture@myfirstproject</text:p>
      <text:p text:style-name="Preformatted_20_Text">Listen 0.0.0.0 8000</text:p>
      <text:p text:style-name="P2">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2">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oft-page-break/><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2">&lt;/html&gt;</text:p>
      <text:p text:style-name="Text_20_body">Compile and run the application with:</text:p>
      <text:p text:style-name="Preformatted_20_Text">make</text:p>
      <text:p text:style-name="P2">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4">&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2">&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text:soft-page-break/>It is possible to define some an non-empty default value by changing the definition to:</text:p>
      <text:p text:style-name="Preformatted_20_Text">&lt;%args&gt;</text:p>
      <text:p text:style-name="Preformatted_20_Text">namefield = “World!”;</text:p>
      <text:p text:style-name="P2">&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2">&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2">&lt;a href=”page4.html”&gt;Page 4&lt;/a&gt;&lt;br&gt;</text:p>
      <text:p text:style-name="Text_20_body">Now we create 4 pages <text:span text:style-name="T5">page1.ecpp </text:span>to <text:span text:style-name="T5">page4.ecpp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text:soft-page-break/>&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2">&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2"><text:s text:c="3"/>g++ -o $@ -shared -ltntnet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xml:id="list921853551" text:style-name="L3">
        <text:list-item>
          <text:p text:style-name="P9">tntnet users guide (tntnet.pdf)</text:p>
        </text:list-item>
        <text:list-item>
          <text:p text:style-name="P9">Tntnet configuration-reference (tntnet-configuration.pdf)</text:p>
        </text:list-item>
        <text:list-item>
          <text:p text:style-name="P9">The demo programs in directory “sdk/demos”</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FreeSerif"/>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style:font-name="FreeSans" fo:font-size="14pt" fo:font-style="oblique"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Free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reeSans2" fo:font-size="14pt" fo:font-style="oblique"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FreeMono"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6-03-08T23:06:40</meta:creation-date>
    <dc:date>2011-02-20T15:04:47</dc:date>
    <dc:language>en-GB</dc:language>
    <meta:editing-cycles>31</meta:editing-cycles>
    <meta:editing-duration>PT2M8S</meta:editing-duration>
    <meta:document-statistic meta:table-count="0" meta:image-count="1" meta:object-count="0" meta:page-count="8" meta:paragraph-count="190" meta:word-count="1619" meta:character-count="10361"/>
    <meta:user-defined meta:name="Info 1"/>
    <meta:user-defined meta:name="Info 2"/>
    <meta:user-defined meta:name="Info 3"/>
    <meta:user-defined meta:name="Info 4"/>
  </office:meta>
</office:document-meta>
</file>